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_recordings.xml" manifest:media-type="text/xml"/>
  <manifest:file-entry manifest:full-path="Basic/Standard/import_csv.xml" manifest:media-type="text/xml"/>
  <manifest:file-entry manifest:full-path="Basic/Standard/Sub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custom_toolbar_9ceebf47.xml" manifest:media-type=""/>
  <manifest:file-entry manifest:full-path="Configurations2/menubar/menu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0120000001239AAF255.gif" manifest:media-type="image/gif"/>
  <manifest:file-entry manifest:full-path="Object 2/Pictures/100000010000000A0000000AA6FA3890.gif" manifest:media-type="image/gif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1.014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6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2.261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2023-02-20T20.empty">
      <style:table-properties table:display="true" style:writing-mode="lr-tb"/>
    </style:style>
    <style:style style:name="ta2" style:family="table" style:master-page-name="PageStyle_5f_graphs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rotation-align="none"/>
    </style:style>
    <style:style style:name="ce5" style:family="table-cell" style:parent-style-name="Default" style:data-style-name="N61"/>
    <style:style style:name="ce7" style:family="table-cell" style:parent-style-name="Default">
      <style:map style:condition="cell-content()=[.Q4]" style:apply-style-name="value_5f_OK" style:base-cell-address="your_title.AF4"/>
      <style:map style:condition="cell-content-is-between([.Q4]*0.98,[.Q4]*1.02)" style:apply-style-name="value_5f_close" style:base-cell-address="your_title.AF4"/>
      <style:map style:condition="cell-content-is-not-between([.Q4]*0.98,[.Q4]*1.02)" style:apply-style-name="different_20__5f_value" style:base-cell-address="your_title.AF4"/>
    </style:style>
    <style:style style:name="ce8" style:family="table-cell" style:parent-style-name="Default">
      <style:map style:condition="cell-content()=[.AG4]" style:apply-style-name="value_5f_OK" style:base-cell-address="your_title.AI4"/>
      <style:map style:condition="cell-content-is-between([.AG4]*0.98,[.AG4]*1.02)" style:apply-style-name="value_5f_close" style:base-cell-address="your_title.AI4"/>
      <style:map style:condition="cell-content-is-not-between([.AG18]*0.98,[.AG18]*1.02)" style:apply-style-name="different_20__5f_value" style:base-cell-address="your_title.AI4"/>
    </style:style>
    <style:style style:name="ce9" style:family="table-cell" style:parent-style-name="Default">
      <style:map style:condition="cell-content()=[.AJ4]" style:apply-style-name="value_5f_OK" style:base-cell-address="your_title.AK4"/>
      <style:map style:condition="cell-content-is-between([.AJ4]*0.98,[.AJ4]*1.02)" style:apply-style-name="value_5f_close" style:base-cell-address="your_title.AK4"/>
      <style:map style:condition="cell-content-is-not-between(aj*0.98,aj*1.02)" style:apply-style-name="different_20__5f_value" style:base-cell-address="your_title.AK4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61">
      <style:table-cell-properties fo:border-bottom="0.06pt solid #000000" style:text-align-source="fix" style:repeat-content="false" fo:border-left="2.01pt solid #ff0000" fo:border-right="0.06pt solid #000000" fo:border-top="2.01pt solid #ff0000"/>
      <style:paragraph-properties fo:text-align="center" fo:margin-left="0cm"/>
    </style:style>
    <style:style style:name="ce19" style:family="table-cell" style:parent-style-name="Default" style:data-style-name="N61">
      <style:table-cell-properties fo:border-bottom="2.01pt solid #ff0000" style:text-align-source="fix" style:repeat-content="false" fo:border-left="2.01pt solid #ff0000" fo:border-right="0.06pt solid #000000" fo:border-top="0.06pt solid #000000"/>
      <style:paragraph-properties fo:text-align="center" fo:margin-left="0cm"/>
    </style:style>
    <style:style style:name="ce15" style:family="table-cell" style:parent-style-name="Default" style:data-style-name="N61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54"/>
    <style:style style:name="ce24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0.06pt solid #000000" fo:border-top="2.01pt solid #ff0000"/>
      <style:paragraph-properties fo:text-align="center" fo:margin-left="0cm"/>
    </style:style>
    <style:style style:name="ce25" style:family="table-cell" style:parent-style-name="Default" style:data-style-name="N61">
      <style:table-cell-properties fo:border-bottom="2.01pt solid #ff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6" style:family="table-cell" style:parent-style-name="Default" style:data-style-name="N64">
      <style:table-cell-properties fo:border-bottom="0.06pt solid #000000" style:text-align-source="fix" style:repeat-content="false" fo:border-left="0.06pt solid #000000" fo:border-right="2.01pt solid #ff0000" fo:border-top="2.01pt solid #ff0000"/>
      <style:paragraph-properties fo:text-align="center" fo:margin-left="0cm"/>
    </style:style>
    <style:style style:name="ce27" style:family="table-cell" style:parent-style-name="Default" style:data-style-name="N64">
      <style:table-cell-properties fo:border-bottom="2.01pt solid #ff0000" style:text-align-source="fix" style:repeat-content="false" fo:border-left="0.06pt solid #000000" fo:border-right="2.01pt solid #ff0000" fo:border-top="0.06pt solid #000000"/>
      <style:paragraph-properties fo:text-align="center" fo:margin-left="0cm"/>
    </style:style>
    <style:style style:name="ce22" style:family="table-cell" style:parent-style-name="Default" style:data-style-name="N6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>
      <style:table-cell-properties style:rotation-align="non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8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"/>
      </table:calculation-settings>
      <table:table table:name="your_tit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2" table:number-columns-repeated="2" table:default-cell-style-name="ce1"/>
        <table:table-column table:style-name="co17" table:number-columns-repeated="2" table:default-cell-style-name="ce1"/>
        <table:table-column table:style-name="co6" table:default-cell-style-name="ce1"/>
        <table:table-column table:style-name="co15" table:default-cell-style-name="ce1"/>
        <table:table-column table:style-name="co18" table:number-columns-repeated="21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bg </text:p>
          </table:table-cell>
          <table:table-cell table:number-columns-repeated="4" office:value-type="string" calcext:value-type="string">
            <text:p><text:s/>target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 text:c="2"/>eff.</text:p>
          </table:table-cell>
          <table:table-cell table:style-name="Default" office:value-type="string" calcext:value-type="string">
            <text:p><text:s text:c="2"/>tol.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final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acce</text:p>
          </table:table-cell>
          <table:table-cell office:value-type="string" calcext:value-type="string">
            <text:p><text:s text:c="2"/>bg </text:p>
          </table:table-cell>
          <table:table-cell office:value-type="string" calcext:value-type="string">
            <text:p><text:s text:c="2"/>pp 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/>final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string" calcext:value-type="string">
            <text:p><text:s text:c="4"/></text:p>
          </table:table-cell>
          <table:table-cell table:number-columns-repeated="2" office:value-type="string" calcext:value-type="string">
            <text:p><text:s/>Ins.</text:p>
          </table:table-cell>
          <table:table-cell table:number-columns-repeated="2" office:value-type="string" calcext:value-type="string">
            <text:p><text:s/>max 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string" calcext:value-type="string">
            <text:p><text:s/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UT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NIX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<text:s text:c="3"/>low 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2"/>low <text:s/>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/>iobTH</text:p>
          </table:table-cell>
          <table:table-cell table:style-name="Default" table:formula="of:=+[.M2]" office:value-type="string" office:string-value=" iobTH" calcext:value-type="string">
            <text:p><text:s/>iobTH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sens</text:p>
          </table:table-cell>
          <table:table-cell office:value-type="string" calcext:value-type="string">
            <text:p><text:s text:c="2"/>ISF</text:p>
          </table:table-cell>
          <table:table-cell office:value-type="string" calcext:value-type="string">
            <text:p><text:s/>min-</text:p>
          </table:table-cell>
          <table:table-cell office:value-type="string" calcext:value-type="string">
            <text:p><text:s/>dura </text:p>
          </table:table-cell>
          <table:table-cell office:value-type="string" calcext:value-type="string">
            <text:p><text:s text:c="2"/>min- <text:s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 text:c="3"/>fit </text:p>
          </table:table-cell>
          <table:table-cell table:number-columns-repeated="2" office:value-type="string" calcext:value-type="string">
            <text:p><text:s text:c="2"/>fit </text:p>
          </table:table-cell>
          <table:table-cell office:value-type="string" calcext:value-type="string">
            <text:p><text:s text:c="3"/>fit</text:p>
          </table:table-cell>
          <table:table-cell office:value-type="string" calcext:value-type="string">
            <text:p><text:s/>sens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 text:c="2"/>ISF</text:p>
          </table:table-cell>
          <table:table-cell office:value-type="string" calcext:value-type="string">
            <text:p><text:s/>ISF</text:p>
          </table:table-cell>
          <table:table-cell office:value-type="string" calcext:value-type="string">
            <text:p><text:s text:c="2"/>ISF</text:p>
          </table:table-cell>
          <table:table-cell table:number-columns-repeated="3" office:value-type="string" calcext:value-type="string">
            <text:p><text:s text:c="2"/>ISF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/>Req.</text:p>
          </table:table-cell>
          <table:table-cell table:number-columns-repeated="2" office:value-type="string" calcext:value-type="string">
            <text:p>bolus</text:p>
          </table:table-cell>
          <table:table-cell table:number-columns-repeated="2" office:value-type="string" calcext:value-type="string">
            <text:p><text:s/>SMB <text:s/></text:p>
          </table:table-cell>
          <table:table-cell office:value-type="string" calcext:value-type="string">
            <text:p><text:s/>TBR <text:s/></text:p>
          </table:table-cell>
          <table:table-cell office:value-type="string" calcext:value-type="string">
            <text:p><text:s/>TBR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time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orig </text:p>
          </table:table-cell>
          <table:table-cell table:number-columns-repeated="2" office:value-type="string" calcext:value-type="string">
            <text:p><text:s text:c="2"/>emul </text:p>
          </table:table-cell>
          <table:table-cell office:value-type="string" calcext:value-type="string">
            <text:p><text:s text:c="2"/>cob <text:s/></text:p>
          </table:table-cell>
          <table:table-cell office:value-type="string" calcext:value-type="string">
            <text:p><text:s/>iob <text:s/></text:p>
          </table:table-cell>
          <table:table-cell table:style-name="Default" office:value-type="string" calcext:value-type="string">
            <text:p><text:s/>emul </text:p>
          </table:table-cell>
          <table:table-cell table:style-name="Default" table:formula="of:=+[.M3]" office:value-type="string" office:string-value=" emul " calcext:value-type="string">
            <text:p><text:s/>emul </text:p>
          </table:table-cell>
          <table:table-cell office:value-type="string" calcext:value-type="string">
            <text:p><text:s/>act</text:p>
          </table:table-cell>
          <table:table-cell table:number-columns-repeated="2" office:value-type="string" calcext:value-type="string">
            <text:p><text:s/>orig</text:p>
          </table:table-cell>
          <table:table-cell office:value-type="string" calcext:value-type="string">
            <text:p><text:s/>utes</text:p>
          </table:table-cell>
          <table:table-cell office:value-type="string" calcext:value-type="string">
            <text:p><text:s/>avg. </text:p>
          </table:table-cell>
          <table:table-cell office:value-type="string" calcext:value-type="string">
            <text:p><text:s text:c="2"/>utes <text:s/>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correl</text:p>
          </table:table-cell>
          <table:table-cell office:value-type="string" calcext:value-type="string">
            <text:p><text:s/>durat</text:p>
          </table:table-cell>
          <table:table-cell office:value-type="string" calcext:value-type="string">
            <text:p><text:s/>last-Δ</text:p>
          </table:table-cell>
          <table:table-cell office:value-type="string" calcext:value-type="string">
            <text:p><text:s/>next-Δ</text:p>
          </table:table-cell>
          <table:table-cell table:number-columns-repeated="7"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 text:c="2"/>prof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re</text:p>
          </table:table-cell>
          <table:table-cell table:style-name="ce5" office:value-type="time" office:time-value="PT10H04M16S" calcext:value-type="time">
            <text:p>10:0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3856.2" calcext:value-type="float">
            <text:p>1696413856,2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2" calcext:value-type="float">
            <text:p>-0,42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4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3" calcext:value-type="float">
            <text:p>2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" calcext:value-type="float">
            <text:p>-0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7" calcext:value-type="float">
            <text:p>0,27</text:p>
          </table:table-cell>
          <table:table-cell table:style-name="Default" office:value-type="float" office:value="229.2" calcext:value-type="float">
            <text:p>229,2</text:p>
          </table:table-cell>
          <table:table-cell table:style-name="Default" office:value-type="float" office:value="61.4" calcext:value-type="float">
            <text:p>61,4</text:p>
          </table:table-cell>
          <table:table-cell table:style-name="ce8" office:value-type="float" office:value="229.2" calcext:value-type="float">
            <text:p>229,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office:value-type="time" office:time-value="PT10H09M15S" calcext:value-type="time">
            <text:p>10:0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155.3" calcext:value-type="float">
            <text:p>1696414155,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3" calcext:value-type="float">
            <text:p>-0,43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5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7" calcext:value-type="float">
            <text:p>1,7</text:p>
          </table:table-cell>
          <table:table-cell table:style-name="Default" office:value-type="float" office:value="0.8258" calcext:value-type="float">
            <text:p>0,825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14" calcext:value-type="float">
            <text:p>-1,14</text:p>
          </table:table-cell>
          <table:table-cell table:style-name="Default" office:value-type="float" office:value="-2.57" calcext:value-type="float">
            <text:p>-2,5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4" calcext:value-type="float">
            <text:p>0,64</text:p>
          </table:table-cell>
          <table:table-cell table:style-name="Default" office:value-type="float" office:value="95.7" calcext:value-type="float">
            <text:p>95,7</text:p>
          </table:table-cell>
          <table:table-cell table:style-name="Default" office:value-type="float" office:value="61.4" calcext:value-type="float">
            <text:p>61,4</text:p>
          </table:table-cell>
          <table:table-cell table:style-name="ce8" office:value-type="float" office:value="95.7" calcext:value-type="float">
            <text:p>95,7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office:value-type="time" office:time-value="PT10H14M14S" calcext:value-type="time">
            <text:p>10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454.7" calcext:value-type="float">
            <text:p>1696414454,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4" calcext:value-type="float">
            <text:p>-0,44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6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3.4" calcext:value-type="float">
            <text:p>103,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98" calcext:value-type="float">
            <text:p>0,83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3.8" calcext:value-type="float">
            <text:p>3,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4" calcext:value-type="float">
            <text:p>0,6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6.9" calcext:value-type="float">
            <text:p>66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5" office:value-type="time" office:time-value="PT10H19M15S" calcext:value-type="time">
            <text:p>10:1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755.1" calcext:value-type="float">
            <text:p>1696414755,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5" calcext:value-type="float">
            <text:p>-0,45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7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" calcext:value-type="float">
            <text:p>0,7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9857" calcext:value-type="float">
            <text:p>0,98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71" calcext:value-type="float">
            <text:p>0,71</text:p>
          </table:table-cell>
          <table:table-cell table:style-name="Default" office:value-type="float" office:value="60.7" calcext:value-type="float">
            <text:p>60,7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0.5" calcext:value-type="float">
            <text:p>60,5</text:p>
          </table:table-cell>
          <table:table-cell table:style-name="Default" office:value-type="float" office:value="0.1" calcext:value-type="float">
            <text:p>0,1</text:p>
          </table:table-cell>
          <table:table-cell table:style-name="ce9" office:value-type="float" office:value="0.1" calcext:value-type="float">
            <text:p>0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5685" calcext:value-type="float">
            <text:p>0,5685</text:p>
          </table:table-cell>
          <table:table-cell table:style-name="ce9" office:value-type="float" office:value="0.569" calcext:value-type="float">
            <text:p>0,569</text:p>
          </table:table-cell>
          <table:table-cell table:number-columns-repeated="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office:value-type="time" office:time-value="PT10H29M16S" calcext:value-type="time">
            <text:p>10:2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356.5" calcext:value-type="float">
            <text:p>1696415356,5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" calcext:value-type="float">
            <text:p>-0,4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8]*1.3;2)" office:value-type="float" office:value="9.75" calcext:value-type="float">
            <text:p>9,75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9568" calcext:value-type="float">
            <text:p>0,956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.53" calcext:value-type="float">
            <text:p>1,5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ce7" office:value-type="float" office:value="1.08" calcext:value-type="float">
            <text:p>1,08</text:p>
          </table:table-cell>
          <table:table-cell table:style-name="Default" office:value-type="float" office:value="39.9" calcext:value-type="float">
            <text:p>39,9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39.9" calcext:value-type="float">
            <text:p>39,9</text:p>
          </table:table-cell>
          <table:table-cell table:style-name="Default" office:value-type="float" office:value="0.88" calcext:value-type="float">
            <text:p>0,88</text:p>
          </table:table-cell>
          <table:table-cell table:style-name="ce9" office:value-type="float" office:value="0.88" calcext:value-type="float">
            <text:p>0,8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ce9" office:value-type="float" office:value="0.7" calcext:value-type="float">
            <text:p>0,7</text:p>
          </table:table-cell>
          <table:table-cell table:style-name="Default" office:value-type="float" office:value="2.31" calcext:value-type="float">
            <text:p>2,31</text:p>
          </table:table-cell>
          <table:table-cell table:style-name="ce9" office:value-type="float" office:value="2.31" calcext:value-type="float">
            <text:p>2,31</text:p>
          </table:table-cell>
          <table:table-cell table:number-columns-repeated="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5" office:value-type="time" office:time-value="PT10H34M17S" calcext:value-type="time">
            <text:p>10:34:1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657.3" calcext:value-type="float">
            <text:p>1696415657,3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,4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9]*1.3;2)" office:value-type="float" office:value="9.75" calcext:value-type="float">
            <text:p>9,75</text:p>
          </table:table-cell>
          <table:table-cell table:style-name="Default" office:value-type="float" office:value="-0.002" calcext:value-type="float">
            <text:p>-0,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.2" calcext:value-type="float">
            <text:p>2,2</text:p>
          </table:table-cell>
          <table:table-cell table:style-name="Default" office:value-type="float" office:value="0.9883" calcext:value-type="float">
            <text:p>0,988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2" calcext:value-type="float">
            <text:p>7,2</text:p>
          </table:table-cell>
          <table:table-cell table:style-name="Default" office:value-type="float" office:value="11.2" calcext:value-type="float">
            <text:p>1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78" calcext:value-type="float">
            <text:p>1,78</text:p>
          </table:table-cell>
          <table:table-cell table:style-name="Default" office:value-type="float" office:value="24.2" calcext:value-type="float">
            <text:p>24,2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24.2" calcext:value-type="float">
            <text:p>24,2</text:p>
          </table:table-cell>
          <table:table-cell table:style-name="Default" office:value-type="float" office:value="3.02" calcext:value-type="float">
            <text:p>3,02</text:p>
          </table:table-cell>
          <table:table-cell table:style-name="ce9" office:value-type="float" office:value="3.02" calcext:value-type="float">
            <text:p>3,0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2.4" calcext:value-type="float">
            <text:p>2,4</text:p>
          </table:table-cell>
          <table:table-cell table:style-name="ce9" office:value-type="float" office:value="2.4" calcext:value-type="float">
            <text:p>2,4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5" office:value-type="time" office:time-value="PT10H44M16S" calcext:value-type="time">
            <text:p>10:4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256" calcext:value-type="float">
            <text:p>1696416256</text:p>
          </table:table-cell>
          <table:table-cell table:number-columns-repeated="2" table:style-name="Default" office:value-type="float" office:value="123" calcext:value-type="float">
            <text:p>123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" calcext:value-type="float">
            <text:p>3,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0]*1.3;2)" office:value-type="float" office:value="3.9" calcext:value-type="float">
            <text:p>3,9</text:p>
          </table:table-cell>
          <table:table-cell table:style-name="Default" office:value-type="float" office:value="0.012" calcext:value-type="float">
            <text:p>0,0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,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3.5" calcext:value-type="float">
            <text:p>123,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.9" calcext:value-type="float">
            <text:p>2,9</text:p>
          </table:table-cell>
          <table:table-cell table:style-name="Default" office:value-type="float" office:value="0.9827" calcext:value-type="float">
            <text:p>0,982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-4.1" calcext:value-type="float">
            <text:p>-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,55</text:p>
          </table:table-cell>
          <table:table-cell table:style-name="Default" office:value-type="float" office:value="1.02" calcext:value-type="float">
            <text:p>1,0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56" calcext:value-type="float">
            <text:p>0,56</text:p>
          </table:table-cell>
          <table:table-cell table:style-name="Default" office:value-type="float" office:value="76.4" calcext:value-type="float">
            <text:p>76,4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76.5" calcext:value-type="float">
            <text:p>76,5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5" office:value-type="time" office:time-value="PT10H49M14S" calcext:value-type="time">
            <text:p>10:4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554.1" calcext:value-type="float">
            <text:p>1696416554,1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6" calcext:value-type="float">
            <text:p>3,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1]*1.3;2)" office:value-type="float" office:value="3.9" calcext:value-type="float">
            <text:p>3,9</text:p>
          </table:table-cell>
          <table:table-cell table:style-name="Default" office:value-type="float" office:value="0.016" calcext:value-type="float">
            <text:p>0,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1.5" calcext:value-type="float">
            <text:p>121,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.7" calcext:value-type="float">
            <text:p>2,7</text:p>
          </table:table-cell>
          <table:table-cell table:style-name="Default" office:value-type="float" office:value="0.9784" calcext:value-type="float">
            <text:p>0,97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37" calcext:value-type="float">
            <text:p>-2,37</text:p>
          </table:table-cell>
          <table:table-cell table:style-name="Default" office:value-type="float" office:value="-6.09" calcext:value-type="float">
            <text:p>-6,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ce7" office:value-type="float" office:value="0.7" calcext:value-type="float">
            <text:p>0,7</text:p>
          </table:table-cell>
          <table:table-cell table:style-name="Default" office:value-type="float" office:value="61.8" calcext:value-type="float">
            <text:p>61,8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1.8" calcext:value-type="float">
            <text:p>61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office:value-type="time" office:time-value="PT10H54M13S" calcext:value-type="time">
            <text:p>10:5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853.8" calcext:value-type="float">
            <text:p>1696416853,8</text:p>
          </table:table-cell>
          <table:table-cell table:number-columns-repeated="2" table:style-name="Default" office:value-type="float" office:value="116" calcext:value-type="float">
            <text:p>11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2" calcext:value-type="float">
            <text:p>2,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2]*1.3;2)" office:value-type="float" office:value="3.9" calcext:value-type="float">
            <text:p>3,9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,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0.9792" calcext:value-type="float">
            <text:p>0,979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5.89" calcext:value-type="float">
            <text:p>-5,89</text:p>
          </table:table-cell>
          <table:table-cell table:style-name="Default" office:value-type="float" office:value="-9.53" calcext:value-type="float">
            <text:p>-9,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6" calcext:value-type="float">
            <text:p>0,66</text:p>
          </table:table-cell>
          <table:table-cell table:style-name="Default" office:value-type="float" office:value="65.3" calcext:value-type="float">
            <text:p>65,3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5.3" calcext:value-type="float">
            <text:p>65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5" office:value-type="time" office:time-value="PT10H59M15S" calcext:value-type="time">
            <text:p>10:5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155.3" calcext:value-type="float">
            <text:p>1696417155,3</text:p>
          </table:table-cell>
          <table:table-cell table:number-columns-repeated="2" table:style-name="Default" office:value-type="float" office:value="115" calcext:value-type="float">
            <text:p>115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3]*1.3;2)" office:value-type="float" office:value="3.9" calcext:value-type="float">
            <text:p>3,9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" calcext:value-type="float">
            <text:p>0,9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5.5" calcext:value-type="float">
            <text:p>115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184" calcext:value-type="float">
            <text:p>0,91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3.57" calcext:value-type="float">
            <text:p>-3,57</text:p>
          </table:table-cell>
          <table:table-cell table:style-name="Default" office:value-type="float" office:value="-4.28" calcext:value-type="float">
            <text:p>-4,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99" calcext:value-type="float">
            <text:p>0,99</text:p>
          </table:table-cell>
          <table:table-cell table:style-name="Default" office:value-type="float" office:value="43.4" calcext:value-type="float">
            <text:p>43,4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43.4" calcext:value-type="float">
            <text:p>43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5" office:value-type="time" office:time-value="PT11H04M13S" calcext:value-type="time">
            <text:p>11:0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453.9" calcext:value-type="float">
            <text:p>1696417453,9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1" calcext:value-type="float">
            <text:p>2,6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4]*1.3;2)" office:value-type="float" office:value="3.9" calcext:value-type="float">
            <text:p>3,9</text:p>
          </table:table-cell>
          <table:table-cell table:style-name="Default" office:value-type="float" office:value="0.024" calcext:value-type="float">
            <text:p>0,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4.7" calcext:value-type="float">
            <text:p>114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0.8" calcext:value-type="float">
            <text:p>-0,8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ce7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.4" calcext:value-type="float">
            <text:p>32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5" office:value-type="time" office:time-value="PT11H09M14S" calcext:value-type="time">
            <text:p>11:0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754.7" calcext:value-type="float">
            <text:p>1696417754,7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4" calcext:value-type="float">
            <text:p>2,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5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5.3" calcext:value-type="float">
            <text:p>115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7" calcext:value-type="float">
            <text:p>-1,7</text:p>
          </table:table-cell>
          <table:table-cell table:style-name="Default" office:value-type="float" office:value="0.9444" calcext:value-type="float">
            <text:p>0,944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ce7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.4" calcext:value-type="float">
            <text:p>32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5" office:value-type="time" office:time-value="PT11H14M03S" calcext:value-type="time">
            <text:p>11:14:0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043.7" calcext:value-type="float">
            <text:p>1696418043,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7" calcext:value-type="float">
            <text:p>2,2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6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5.8" calcext:value-type="float">
            <text:p>115,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879" calcext:value-type="float">
            <text:p>0,87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5.35" calcext:value-type="float">
            <text:p>5,3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ce7" office:value-type="float" office:value="1.08" calcext:value-type="float">
            <text:p>1,08</text:p>
          </table:table-cell>
          <table:table-cell table:style-name="Default" office:value-type="float" office:value="38.1" calcext:value-type="float">
            <text:p>38,1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8.1" calcext:value-type="float">
            <text:p>38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5" office:value-type="time" office:time-value="PT11H19M09S" calcext:value-type="time">
            <text:p>11:19:09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349.2" calcext:value-type="float">
            <text:p>1696418349,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" calcext:value-type="float">
            <text:p>2,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7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9.3" calcext:value-type="float">
            <text:p>119,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0.9517" calcext:value-type="float">
            <text:p>0,951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4.1" calcext:value-type="float">
            <text:p>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ce7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.3" calcext:value-type="float">
            <text:p>37,3</text:p>
          </table:table-cell>
          <table:table-cell table:style-name="Default" office:value-type="float" office:value="0.29" calcext:value-type="float">
            <text:p>0,29</text:p>
          </table:table-cell>
          <table:table-cell table:style-name="ce9" office:value-type="float" office:value="0.29" calcext:value-type="float">
            <text:p>0,2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13" calcext:value-type="float">
            <text:p>1,13</text:p>
          </table:table-cell>
          <table:table-cell table:style-name="ce9" office:value-type="float" office:value="1.13" calcext:value-type="float">
            <text:p>1,13</text:p>
          </table:table-cell>
          <table:table-cell table:number-columns-repeated="21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5" office:value-type="time" office:time-value="PT11H24M14S" calcext:value-type="time">
            <text:p>11:2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654.4" calcext:value-type="float">
            <text:p>1696418654,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8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9981" calcext:value-type="float">
            <text:p>0,998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4" calcext:value-type="float">
            <text:p>7,4</text:p>
          </table:table-cell>
          <table:table-cell table:style-name="Default" office:value-type="float" office:value="10.4" calcext:value-type="float">
            <text:p>10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4" calcext:value-type="float">
            <text:p>1,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65" calcext:value-type="float">
            <text:p>1,65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4.9" calcext:value-type="float">
            <text:p>24,9</text:p>
          </table:table-cell>
          <table:table-cell table:style-name="Default" office:value-type="float" office:value="2.89" calcext:value-type="float">
            <text:p>2,89</text:p>
          </table:table-cell>
          <table:table-cell table:style-name="ce9" office:value-type="float" office:value="2.89" calcext:value-type="float">
            <text:p>2,8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5" office:value-type="time" office:time-value="PT11H29M11S" calcext:value-type="time">
            <text:p>11:29:1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1" calcext:value-type="float">
            <text:p>1696418951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19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2.6" calcext:value-type="float">
            <text:p>22,6</text:p>
          </table:table-cell>
          <table:table-cell table:style-name="Default" office:value-type="float" office:value="6.46" calcext:value-type="float">
            <text:p>6,46</text:p>
          </table:table-cell>
          <table:table-cell table:style-name="ce9" office:value-type="float" office:value="6.46" calcext:value-type="float">
            <text:p>6,46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ce9" office:value-type="float" office:value="2.2" calcext:value-type="float">
            <text:p>2,2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time" office:time-value="PT11H29M15S" calcext:value-type="time">
            <text:p>11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5.2" calcext:value-type="float">
            <text:p>1696418955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0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2.6" calcext:value-type="float">
            <text:p>22,6</text:p>
          </table:table-cell>
          <table:table-cell table:style-name="Default" office:value-type="float" office:value="6.46" calcext:value-type="float">
            <text:p>6,46</text:p>
          </table:table-cell>
          <table:table-cell table:style-name="ce9" office:value-type="float" office:value="6.46" calcext:value-type="float">
            <text:p>6,46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ce9" office:value-type="float" office:value="2.2" calcext:value-type="float">
            <text:p>2,2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5" office:value-type="time" office:time-value="PT11H32M22S" calcext:value-type="time">
            <text:p>11:32:22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142.2" calcext:value-type="float">
            <text:p>1696419142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9" calcext:value-type="float">
            <text:p>3,8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1]*1.3;2)" office:value-type="float" office:value="4.29" calcext:value-type="float">
            <text:p>4,29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69" calcext:value-type="float">
            <text:p>1,69</text:p>
          </table:table-cell>
          <table:table-cell table:style-name="Default" office:value-type="float" office:value="24.3" calcext:value-type="float">
            <text:p>24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4.3" calcext:value-type="float">
            <text:p>24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5" office:value-type="time" office:time-value="PT11H34M21S" calcext:value-type="time">
            <text:p>11:34:2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261.1" calcext:value-type="float">
            <text:p>1696419261,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6" calcext:value-type="float">
            <text:p>3,86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2]*1.3;2)" office:value-type="float" office:value="4.29" calcext:value-type="float">
            <text:p>4,29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1" calcext:value-type="float">
            <text:p>8,1</text:p>
          </table:table-cell>
          <table:table-cell table:style-name="Default" office:value-type="float" office:value="0.9941" calcext:value-type="float">
            <text:p>0,9941</text:p>
          </table:table-cell>
          <table:table-cell table:style-name="Default" office:value-type="float" office:value="20.1" calcext:value-type="float">
            <text:p>20,1</text:p>
          </table:table-cell>
          <table:table-cell table:style-name="Default" office:value-type="float" office:value="10.03" calcext:value-type="float">
            <text:p>10,03</text:p>
          </table:table-cell>
          <table:table-cell table:style-name="Default" office:value-type="float" office:value="11.39" calcext:value-type="float">
            <text:p>11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28" calcext:value-type="float">
            <text:p>1,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" calcext:value-type="float">
            <text:p>32</text:p>
          </table:table-cell>
          <table:table-cell table:style-name="Default" office:value-type="float" office:value="0.69" calcext:value-type="float">
            <text:p>0,69</text:p>
          </table:table-cell>
          <table:table-cell table:style-name="ce9" office:value-type="float" office:value="0.69" calcext:value-type="float">
            <text:p>0,6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985" calcext:value-type="float">
            <text:p>1,985</text:p>
          </table:table-cell>
          <table:table-cell table:style-name="ce9" office:value-type="float" office:value="1.985" calcext:value-type="float">
            <text:p>1,985</text:p>
          </table:table-cell>
          <table:table-cell table:number-columns-repeated="21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5" office:value-type="time" office:time-value="PT11H39M14S" calcext:value-type="time">
            <text:p>11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555" calcext:value-type="float">
            <text:p>1696419555</text:p>
          </table:table-cell>
          <table:table-cell table:number-columns-repeated="2" table:style-name="Default" office:value-type="float" office:value="149" calcext:value-type="float">
            <text:p>149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" calcext:value-type="float">
            <text:p>3,8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3]*1.3;2)" office:value-type="float" office:value="4.29" calcext:value-type="float">
            <text:p>4,29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7.1" calcext:value-type="float">
            <text:p>7,1</text:p>
          </table:table-cell>
          <table:table-cell table:style-name="Default" office:value-type="float" office:value="0.9952" calcext:value-type="float">
            <text:p>0,995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-4.39" calcext:value-type="float">
            <text:p>-4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8" calcext:value-type="float">
            <text:p>0,3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Default" office:value-type="float" office:value="102.2" calcext:value-type="float">
            <text:p>102,2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102.2" calcext:value-type="float">
            <text:p>102,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5" office:value-type="time" office:time-value="PT11H44M15S" calcext:value-type="time">
            <text:p>11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855.8" calcext:value-type="float">
            <text:p>1696419855,8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2" calcext:value-type="float">
            <text:p>3,62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4]*1.3;2)" office:value-type="float" office:value="4.29" calcext:value-type="float">
            <text:p>4,2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" calcext:value-type="float">
            <text:p>0,5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8.7" calcext:value-type="float">
            <text:p>148,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.4" calcext:value-type="float">
            <text:p>5,4</text:p>
          </table:table-cell>
          <table:table-cell table:style-name="Default" office:value-type="float" office:value="0.9915" calcext:value-type="float">
            <text:p>0,99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41" calcext:value-type="float">
            <text:p>-2,41</text:p>
          </table:table-cell>
          <table:table-cell table:style-name="Default" office:value-type="float" office:value="-6.96" calcext:value-type="float">
            <text:p>-6,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ce7" office:value-type="float" office:value="0.57" calcext:value-type="float">
            <text:p>0,57</text:p>
          </table:table-cell>
          <table:table-cell table:style-name="Default" office:value-type="float" office:value="72.1" calcext:value-type="float">
            <text:p>72,1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72.1" calcext:value-type="float">
            <text:p>72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5" office:value-type="time" office:time-value="PT11H49M16S" calcext:value-type="time">
            <text:p>11:4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156.6" calcext:value-type="float">
            <text:p>1696420156,6</text:p>
          </table:table-cell>
          <table:table-cell table:number-columns-repeated="2" table:style-name="Default" office:value-type="float" office:value="146" calcext:value-type="float">
            <text:p>146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5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6.6" calcext:value-type="float">
            <text:p>146,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9" calcext:value-type="float">
            <text:p>14,9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3.01" calcext:value-type="float">
            <text:p>-3,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ce7" office:value-type="float" office:value="1.11" calcext:value-type="float">
            <text:p>1,1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5" office:value-type="time" office:time-value="PT11H54M16S" calcext:value-type="time">
            <text:p>11:5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456.2" calcext:value-type="float">
            <text:p>1696420456,2</text:p>
          </table:table-cell>
          <table:table-cell table:number-columns-repeated="2" table:style-name="Default" office:value-type="float" office:value="141" calcext:value-type="float">
            <text:p>141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7" calcext:value-type="float">
            <text:p>3,17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6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45.7" calcext:value-type="float">
            <text:p>145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.5" calcext:value-type="float">
            <text:p>-3,5</text:p>
          </table:table-cell>
          <table:table-cell table:style-name="Default" office:value-type="float" office:value="0.9948" calcext:value-type="float">
            <text:p>0,994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6" calcext:value-type="float">
            <text:p>-4,6</text:p>
          </table:table-cell>
          <table:table-cell table:style-name="Default" office:value-type="float" office:value="-6.6" calcext:value-type="float">
            <text:p>-6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" calcext:value-type="float">
            <text:p>0,77</text:p>
          </table:table-cell>
          <table:table-cell table:style-name="Default" office:value-type="float" office:value="1.05" calcext:value-type="float">
            <text:p>1,0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32" calcext:value-type="float">
            <text:p>1,32</text:p>
          </table:table-cell>
          <table:table-cell table:style-name="ce7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.3" calcext:value-type="float">
            <text:p>37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5" office:value-type="time" office:time-value="PT11H59M14S" calcext:value-type="time">
            <text:p>11:5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754.4" calcext:value-type="float">
            <text:p>1696420754,4</text:p>
          </table:table-cell>
          <table:table-cell table:number-columns-repeated="2" table:style-name="Default" office:value-type="float" office:value="136" calcext:value-type="float">
            <text:p>13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4" calcext:value-type="float">
            <text:p>2,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7]*1.3;2)" office:value-type="float" office:value="3.9" calcext:value-type="float">
            <text:p>3,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8.5" calcext:value-type="float">
            <text:p>138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9963" calcext:value-type="float">
            <text:p>0,9963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-5.53" calcext:value-type="float">
            <text:p>-5,53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,83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86" calcext:value-type="float">
            <text:p>0,86</text:p>
          </table:table-cell>
          <table:table-cell table:style-name="Default" office:value-type="float" office:value="47.7" calcext:value-type="float">
            <text:p>47,7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47.8" calcext:value-type="float">
            <text:p>47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5" office:value-type="time" office:time-value="PT12H04M14S" calcext:value-type="time">
            <text:p>12:0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054.9" calcext:value-type="float">
            <text:p>1696421054,9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2" calcext:value-type="float">
            <text:p>2,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8]*1.3;2)" office:value-type="float" office:value="3.9" calcext:value-type="float">
            <text:p>3,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4" calcext:value-type="float">
            <text:p>-4,4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ce7" office:value-type="float" office:value="1.22" calcext:value-type="float">
            <text:p>1,22</text:p>
          </table:table-cell>
          <table:table-cell table:style-name="Default" office:value-type="float" office:value="32.9" calcext:value-type="float">
            <text:p>32,9</text:p>
          </table:table-cell>
          <table:table-cell table:style-name="Default" office:value-type="float" office:value="40" calcext:value-type="float">
            <text:p>40</text:p>
          </table:table-cell>
          <table:table-cell table:style-name="ce8" office:value-type="float" office:value="32.9" calcext:value-type="float">
            <text:p>32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5" office:value-type="time" office:time-value="PT12H08M45S" calcext:value-type="time">
            <text:p>12:08:4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326" calcext:value-type="float">
            <text:p>1696421326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2" calcext:value-type="float">
            <text:p>2,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9]*1.3;2)" office:value-type="float" office:value="3.9" calcext:value-type="float">
            <text:p>3,9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1" calcext:value-type="float">
            <text:p>1,2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88" calcext:value-type="float">
            <text:p>0,88</text:p>
          </table:table-cell>
          <table:table-cell table:style-name="Default" office:value-type="float" office:value="33.1" calcext:value-type="float">
            <text:p>33,1</text:p>
          </table:table-cell>
          <table:table-cell table:style-name="Default" office:value-type="float" office:value="40" calcext:value-type="float">
            <text:p>40</text:p>
          </table:table-cell>
          <table:table-cell table:style-name="ce8" office:value-type="float" office:value="45.3" calcext:value-type="float">
            <text:p>45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5" office:value-type="time" office:time-value="PT12H10M37S" calcext:value-type="time">
            <text:p>12:10:3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437.2" calcext:value-type="float">
            <text:p>1696421437,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" calcext:value-type="float">
            <text:p>2,43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0]*1.3;2)" office:value-type="float" office:value="1.96" calcext:value-type="float">
            <text:p>1,96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47" calcext:value-type="float">
            <text:p>0,994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1.01" calcext:value-type="float">
            <text:p>1,01</text:p>
          </table:table-cell>
          <table:table-cell table:style-name="Default" office:value-type="float" office:value="49.1" calcext:value-type="float">
            <text:p>49,1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49.3" calcext:value-type="float">
            <text:p>49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5" office:value-type="time" office:time-value="PT12H14M14S" calcext:value-type="time">
            <text:p>12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654.8" calcext:value-type="float">
            <text:p>1696421654,8</text:p>
          </table:table-cell>
          <table:table-cell table:number-columns-repeated="2" table:style-name="Default" office:value-type="float" office:value="130" calcext:value-type="float">
            <text:p>130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9" calcext:value-type="float">
            <text:p>2,2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1]*1.3;2)" office:value-type="float" office:value="1.96" calcext:value-type="float">
            <text:p>1,96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" calcext:value-type="float">
            <text:p>0,6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3.3" calcext:value-type="float">
            <text:p>133,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63" calcext:value-type="float">
            <text:p>0,96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1.64" calcext:value-type="float">
            <text:p>-1,64</text:p>
          </table:table-cell>
          <table:table-cell table:style-name="Default" office:value-type="float" office:value="-1.07" calcext:value-type="float">
            <text:p>-1,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0.98" calcext:value-type="float">
            <text:p>0,98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Default" office:value-type="float" office:value="74.4" calcext:value-type="float">
            <text:p>74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82.9" calcext:value-type="float">
            <text:p>82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5" office:value-type="time" office:time-value="PT12H24M15S" calcext:value-type="time">
            <text:p>12:2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255.8" calcext:value-type="float">
            <text:p>1696422255,8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2]*1.3;2)" office:value-type="float" office:value="1.96" calcext:value-type="float">
            <text:p>1,96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" calcext:value-type="float">
            <text:p>1,2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33.8" calcext:value-type="float">
            <text:p>133,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1.8" calcext:value-type="float">
            <text:p>-1,8</text:p>
          </table:table-cell>
          <table:table-cell table:style-name="Default" office:value-type="float" office:value="0.9943" calcext:value-type="float">
            <text:p>0,99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.4" calcext:value-type="float">
            <text:p>6,4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04" calcext:value-type="float">
            <text:p>2,04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ce7" office:value-type="float" office:value="1.28" calcext:value-type="float">
            <text:p>1,28</text:p>
          </table:table-cell>
          <table:table-cell table:style-name="Default" office:value-type="float" office:value="39.4" calcext:value-type="float">
            <text:p>39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2772" calcext:value-type="float">
            <text:p>0,2772</text:p>
          </table:table-cell>
          <table:table-cell table:style-name="ce9" office:value-type="float" office:value="0.277" calcext:value-type="float">
            <text:p>0,277</text:p>
          </table:table-cell>
          <table:table-cell table:number-columns-repeated="21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5" office:value-type="time" office:time-value="PT12H29M15S" calcext:value-type="time">
            <text:p>12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555.3" calcext:value-type="float">
            <text:p>1696422555,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3]*1.3;2)" office:value-type="float" office:value="1.96" calcext:value-type="float">
            <text:p>1,96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0.5" calcext:value-type="float">
            <text:p>140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0.988" calcext:value-type="float">
            <text:p>0,98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" calcext:value-type="float">
            <text:p>1,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0.81" calcext:value-type="float">
            <text:p>0,81</text:p>
          </table:table-cell>
          <table:table-cell table:style-name="Default" office:value-type="float" office:value="61.5" calcext:value-type="float">
            <text:p>61,5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61.5" calcext:value-type="float">
            <text:p>61,5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264" calcext:value-type="float">
            <text:p>0,264</text:p>
          </table:table-cell>
          <table:table-cell table:style-name="ce9" office:value-type="float" office:value="0.264" calcext:value-type="float">
            <text:p>0,264</text:p>
          </table:table-cell>
          <table:table-cell table:number-columns-repeated="21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5" office:value-type="time" office:time-value="PT12H34M15S" calcext:value-type="time">
            <text:p>12:3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856" calcext:value-type="float">
            <text:p>1696422856</text:p>
          </table:table-cell>
          <table:table-cell table:number-columns-repeated="2" table:style-name="Default" office:value-type="float" office:value="138" calcext:value-type="float">
            <text:p>13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" calcext:value-type="float">
            <text:p>1,5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4]*1.3;2)" office:value-type="float" office:value="1.96" calcext:value-type="float">
            <text:p>1,96</text:p>
          </table:table-cell>
          <table:table-cell table:style-name="Default" office:value-type="float" office:value="0.026" calcext:value-type="float">
            <text:p>0,0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9.7" calcext:value-type="float">
            <text:p>139,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9334" calcext:value-type="float">
            <text:p>0,933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2" calcext:value-type="float">
            <text:p>-3,2</text:p>
          </table:table-cell>
          <table:table-cell table:style-name="Default" office:value-type="float" office:value="-8.7" calcext:value-type="float">
            <text:p>-8,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8" calcext:value-type="float">
            <text:p>0,78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ce7" office:value-type="float" office:value="0.49" calcext:value-type="float">
            <text:p>0,49</text:p>
          </table:table-cell>
          <table:table-cell table:style-name="Default" office:value-type="float" office:value="100.7" calcext:value-type="float">
            <text:p>100,7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01.8" calcext:value-type="float">
            <text:p>101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ce5" office:value-type="time" office:time-value="PT12H39M14S" calcext:value-type="time">
            <text:p>12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154.6" calcext:value-type="float">
            <text:p>1696423154,6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2" calcext:value-type="float">
            <text:p>1,42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5]*1.3;2)" office:value-type="float" office:value="1.96" calcext:value-type="float">
            <text:p>1,96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.4" calcext:value-type="float">
            <text:p>-10,4</text:p>
          </table:table-cell>
          <table:table-cell table:style-name="Default" office:value-type="float" office:value="0.9998" calcext:value-type="float">
            <text:p>0,9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.8" calcext:value-type="float">
            <text:p>-15,8</text:p>
          </table:table-cell>
          <table:table-cell table:style-name="Default" office:value-type="float" office:value="-26.3" calcext:value-type="float">
            <text:p>-26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.31" calcext:value-type="float">
            <text:p>-1,31</text:p>
          </table:table-cell>
          <table:table-cell table:style-name="Default" office:value-type="float" office:value="0.97" calcext:value-type="float">
            <text:p>0,97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98.4" calcext:value-type="float">
            <text:p>198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ce5" office:value-type="time" office:time-value="PT12H44M15S" calcext:value-type="time">
            <text:p>12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455.6" calcext:value-type="float">
            <text:p>1696423455,6</text:p>
          </table:table-cell>
          <table:table-cell table:number-columns-repeated="2" table:style-name="Default" office:value-type="float" office:value="108" calcext:value-type="float">
            <text:p>10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6]*1.3;2)" office:value-type="float" office:value="1.96" calcext:value-type="float">
            <text:p>1,96</text:p>
          </table:table-cell>
          <table:table-cell table:style-name="Default" office:value-type="float" office:value="0.023" calcext:value-type="float">
            <text:p>0,0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9889" calcext:value-type="float">
            <text:p>0,988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6.61" calcext:value-type="float">
            <text:p>-16,61</text:p>
          </table:table-cell>
          <table:table-cell table:style-name="Default" office:value-type="float" office:value="-21.11" calcext:value-type="float">
            <text:p>-21,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98.4" calcext:value-type="float">
            <text:p>198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imum: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-1.31" calcext:value-type="float">
            <text:p>-1,31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2.6" calcext:value-type="float">
            <text:p>22,6</text:p>
          </table:table-cell>
          <table:table-cell office:value-type="float" office:value="40" calcext:value-type="float">
            <text:p>40</text:p>
          </table:table-cell>
          <table:table-cell office:value-type="float" office:value="22.6" calcext:value-type="float">
            <text:p>22,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aximum: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,8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.04" calcext:value-type="float">
            <text:p>2,04</text:p>
          </table:table-cell>
          <table:table-cell office:value-type="float" office:value="1.06" calcext:value-type="float">
            <text:p>1,06</text:p>
          </table:table-cell>
          <table:table-cell office:value-type="float" office:value="1.22" calcext:value-type="float">
            <text:p>1,22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float" office:value="229.2" calcext:value-type="float">
            <text:p>229,2</text:p>
          </table:table-cell>
          <table:table-cell office:value-type="float" office:value="61.4" calcext:value-type="float">
            <text:p>61,4</text:p>
          </table:table-cell>
          <table:table-cell office:value-type="float" office:value="229.2" calcext:value-type="float">
            <text:p>229,2</text:p>
          </table:table-cell>
          <table:table-cell table:number-columns-repeated="4"/>
          <table:table-cell table:number-columns-repeated="2" office:value-type="float" office:value="2.4" calcext:value-type="float">
            <text:p>2,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number-columns-repeated="37"/>
          <table:table-cell office:value-type="float" office:value="6.7" calcext:value-type="float">
            <text:p>6,7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2.25" calcext:value-type="float">
            <text:p>2,25</text:p>
          </table:table-cell>
          <table:table-cell table:number-columns-repeated="21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your_title.AF4:your_title.AF36">
            <calcext:condition calcext:apply-style-name="value_OK" calcext:value="=[.Q4]" calcext:base-cell-address="your_title.AF4"/>
            <calcext:condition calcext:apply-style-name="value_close" calcext:value="between([.Q4]*0.98,[.Q4]*1.02)" calcext:base-cell-address="your_title.AF4"/>
            <calcext:condition calcext:apply-style-name="different _value" calcext:value="not-between([.Q4]*0.98,[.Q4]*1.02)" calcext:base-cell-address="your_title.AF4"/>
          </calcext:conditional-format>
          <calcext:conditional-format calcext:target-range-address="your_title.AI4:your_title.AI36">
            <calcext:condition calcext:apply-style-name="value_OK" calcext:value="=[.AG4]" calcext:base-cell-address="your_title.AI4"/>
            <calcext:condition calcext:apply-style-name="value_close" calcext:value="between([.AG4]*0.98,[.AG4]*1.02)" calcext:base-cell-address="your_title.AI4"/>
            <calcext:condition calcext:apply-style-name="different _value" calcext:value="not-between([.AG18]*0.98,[.AG18]*1.02)" calcext:base-cell-address="your_title.AI4"/>
          </calcext:conditional-format>
          <calcext:conditional-format calcext:target-range-address="your_title.AO5:your_title.AO36 your_title.AQ5:your_title.AQ36 your_title.AQ4:your_title.AQ4 your_title.AK5:your_title.AK36 your_title.AM4:your_title.AM36 your_title.AO4:your_title.AO4 your_title.AK4:your_title.AK4">
            <calcext:condition calcext:apply-style-name="value_OK" calcext:value="=[.AJ4]" calcext:base-cell-address="your_title.AK4"/>
            <calcext:condition calcext:apply-style-name="value_close" calcext:value="between([.AJ4]*0.98,[.AJ4]*1.02)" calcext:base-cell-address="your_title.AK4"/>
            <calcext:condition calcext:apply-style-name="different _value" calcext:value="not-between(aj*0.98,aj*1.02)" calcext:base-cell-address="your_title.AK4"/>
          </calcext:conditional-format>
        </calcext:conditional-formats>
      </table:table>
      <table:table table:name="graphs" table:style-name="ta2">
        <office:forms form:automatic-focus="false" form:apply-design-mode="false"/>
        <table:table-column table:style-name="co18" table:number-columns-repeated="16" table:default-cell-style-name="Default"/>
        <table:table-column table:style-name="co20" table:default-cell-style-name="ce1"/>
        <table:table-column table:style-name="co18" table:number-columns-repeated="47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>
            <draw:frame draw:z-index="0" draw:style-name="gr1" draw:text-style-name="P1" svg:width="38.479cm" svg:height="9.003cm" svg:x="0.054cm" svg:y="0.186cm">
              <draw:object draw:notify-on-update-of-ranges="your_title.B4:your_title.B36 your_title.F1:your_title.F3 your_title.F4:your_title.F36 your_title.B4:your_title.B36 your_title.E1:your_title.E3 your_title.E4:your_title.E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>
            <draw:frame draw:z-index="1" draw:style-name="gr1" draw:text-style-name="P1" svg:width="38.452cm" svg:height="12.616cm" svg:x="0.055cm" svg:y="0cm">
              <draw:object draw:notify-on-update-of-ranges="your_title.B4:your_title.B36 your_title.AA1:your_title.AA3 your_title.AA4:your_title.AA36 your_title.B4:your_title.B36 your_title.AB1:your_title.AB3 your_title.AB4:your_title.AB36 your_title.B4:your_title.B36 your_title.AC1:your_title.AC3 your_title.AC4:your_title.AC36 your_title.B4:your_title.B36 your_title.AD1:your_title.AD3 your_title.AD4:your_title.AD36 your_title.B4:your_title.B36 your_title.AE1:your_title.AE3 your_title.AE4:your_title.AE36 your_title.B4:your_title.B36 your_title.AF1:your_title.AF3 your_title.AF4:your_title.AF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7">
          <table:table-cell table:number-columns-repeated="64"/>
        </table:table-row>
        <table:table-row table:style-name="ro1">
          <table:table-cell>
            <draw:frame draw:z-index="2" draw:style-name="gr1" draw:text-style-name="P1" svg:width="38.952cm" svg:height="9.005cm" svg:x="0cm" svg:y="0.009cm">
              <draw:object draw:notify-on-update-of-ranges="your_title.B4:your_title.B36 your_title.J1:your_title.J3 your_title.J4:your_title.J36 your_title.B4:your_title.B36 your_title.L1:your_title.L3 your_title.L4:your_title.L36 your_title.B4:your_title.B36 your_title.N1:your_title.N3 your_title.N4:your_title.N36 your_title.B4:your_title.B36 your_title.M1:your_title.M3 your_title.M4:your_title.M36 your_title.B4:your_title.B36 your_title.AK1:your_title.AK3 your_title.AK4:your_title.AK36 your_title.B4:your_title.B36 your_title.AO1:your_title.AO3 your_title.AO4:your_title.AO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">
          <table:table-cell table:number-columns-repeated="18"/>
          <table:table-cell table:style-name="ce1"/>
          <table:table-cell table:number-columns-repeated="45"/>
        </table:table-row>
        <table:table-row table:style-name="ro1">
          <table:table-cell table:number-columns-repeated="17"/>
          <table:table-cell table:style-name="ce3"/>
          <table:table-cell table:style-name="ce1"/>
          <table:table-cell table:style-name="ce3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/>
          <table:table-cell table:style-name="ce13" office:value-type="string" calcext:value-type="string">
            <text:p>Start time</text:p>
          </table:table-cell>
          <table:table-cell table:style-name="ce13" office:value-type="string" calcext:value-type="string">
            <text:p>Step size</text:p>
          </table:table-cell>
          <table:table-cell table:style-name="ce13" office:value-type="string" calcext:value-type="string">
            <text:p>End ti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</text:p>
          </table:table-cell>
          <table:table-cell table:style-name="ce18" table:formula="of:=+[$your_title.B4]" office:value-type="time" office:time-value="PT10H04M16S" calcext:value-type="time">
            <text:p>10:04:16</text:p>
          </table:table-cell>
          <table:table-cell table:style-name="ce24" table:formula="of:=([.D73]-[.B73])/8" office:value-type="time" office:time-value="PT00H19M59.875S" calcext:value-type="time">
            <text:p>00:19:59</text:p>
          </table:table-cell>
          <table:table-cell table:style-name="ce26" table:formula="of:=+[$your_title.B$36]" office:value-type="time" office:time-value="PT12H44M15S" calcext:value-type="time">
            <text:p>12:4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unded</text:p>
          </table:table-cell>
          <table:table-cell table:style-name="ce19" table:formula="of:=FLOOR([.B73];[.C74])" office:value-type="time" office:time-value="PT10H00M00S" calcext:value-type="time">
            <text:p>10:00:00</text:p>
          </table:table-cell>
          <table:table-cell table:style-name="ce25" table:formula="of:=CEILING([.C73];&quot;00:01:00&quot;)" office:value-type="time" office:time-value="PT00H20M00S" calcext:value-type="time">
            <text:p>00:20:00</text:p>
          </table:table-cell>
          <table:table-cell table:style-name="ce27" table:formula="of:=FLOOR([.D73];[.C74])+[.C74]" office:value-type="time" office:time-value="PT13H00M00S" calcext:value-type="time">
            <office:annotation office:display="true" draw:style-name="gr2" draw:text-style-name="P3" svg:width="6.701cm" svg:height="0.718cm" svg:x="9.782cm" svg:y="31.876cm" draw:caption-point-x="-0.747cm" draw:caption-point-y="1.098cm">
              <dc:date>2024-06-14T00:00:00</dc:date>
              <text:p text:style-name="P2"><text:span text:style-name="T1">Do not touch these 6 cells</text:span></text:p>
            </office:annotation>
            <text:p>13:00: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er</text:p>
          </table:table-cell>
          <table:table-cell table:style-name="ce15" table:formula="of:=+[.B74]" office:value-type="time" office:time-value="PT10H00M00S" calcext:value-type="time">
            <text:p>10:00:00</text:p>
          </table:table-cell>
          <table:table-cell table:style-name="ce15" table:formula="of:=+[.C74]" office:value-type="time" office:time-value="PT00H20M00S" calcext:value-type="time">
            <text:p>00:20:00</text:p>
          </table:table-cell>
          <table:table-cell table:style-name="ce22" table:formula="of:=+[.D74]" office:value-type="time" office:time-value="PT13H00M00S" calcext:value-type="time">
            <office:annotation office:display="true" draw:style-name="gr3" draw:text-style-name="P3" svg:width="6.811cm" svg:height="1.036cm" svg:x="9.672cm" svg:y="33.203cm" draw:caption-point-x="-0.637cm" draw:caption-point-y="0.222cm">
              <dc:date>2024-06-14T00:00:00</dc:date>
              <text:p text:style-name="P2"><text:span text:style-name="T1">Overwrite your own time scales here</text:span></text:p>
              <text:p text:style-name="P2"><text:span text:style-name="T1">or refer to the defaults above</text:span></text:p>
            </office:annotation>
            <text:p>13:00:00</text:p>
          </table:table-cell>
          <table:table-cell table:number-columns-repeated="60"/>
        </table:table-row>
        <table:table-row table:style-name="ro1">
          <table:table-cell/>
          <table:table-cell table:style-name="ce16" table:number-columns-repeated="3"/>
          <table:table-cell table:number-columns-repeated="60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1" number:min-decimal-places="1" number:min-integer-digits="1"/>
    </number:number-style>
    <number:number-style style:name="N152">
      <number:number number:decimal-places="3" number:min-decimal-places="3" number:min-integer-digits="1"/>
    </number:number-style>
    <number:number-style style:name="N153">
      <number:number number:decimal-places="4" number:min-decimal-places="4" number:min-integer-digits="1"/>
    </number:number-style>
    <number:number-style style:name="N154">
      <number:number number:decimal-places="5" number:min-decimal-places="5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alue_5f_OK" style:display-name="value_OK" style:family="table-cell" style:parent-style-name="Default">
      <style:table-cell-properties fo:background-color="#dde8cb"/>
    </style:style>
    <style:style style:name="value_5f_close" style:display-name="value_close" style:family="table-cell" style:parent-style-name="Default">
      <style:table-cell-properties fo:background-color="#ffffa6"/>
    </style:style>
    <style:style style:name="different_20__5f_value" style:display-name="different _value" style:family="table-cell" style:parent-style-name="Default">
      <style:table-cell-properties fo:background-color="#ffdbb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-02-20T20.empty" style:display-name="PageStyle_2023-02-20T20.empt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de-DE</dc:language>
    <dc:date>2024-07-31T19:22:33.014000000</dc:date>
    <meta:editing-cycles>70</meta:editing-cycles>
    <meta:editing-duration>P2DT8H13M54S</meta:editing-duration>
    <meta:generator>LibreOffice/24.2.5.2$Windows_X86_64 LibreOffice_project/bffef4ea93e59bebbeaf7f431bb02b1a39ee8a59</meta:generator>
    <meta:document-statistic meta:table-count="2" meta:cell-count="1598" meta:object-count="3"/>
    <meta:user-defined meta:name="AppVersion">15.0000</meta:user-defined>
  </office:meta>
</office:document-meta>
</file>

<file path=Basic/Standard/Module_recordings.xml><?xml version="1.0" encoding="utf-8"?>
<!DOCTYPE module  PUBLIC '-//OpenOffice.org//DTD OfficeDocument 1.0//EN'  'module.dtd'>
<script:module xmlns:script="http://openoffice.org/2000/script" script:name="Module_recordings" script:language="StarBasic" script:moduleType="normal">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S:/Import_csv/saved_as_name.ods"
args1(1).Name = "FilterName"
args1(1).Value = "calc8"

dispatcher.executeDispatch(document, ".uno:SaveAs", "", 0, args1())


end sub
</script:module>
</file>

<file path=Basic/Standard/Subs.xml><?xml version="1.0" encoding="utf-8"?>
<!DOCTYPE module  PUBLIC '-//OpenOffice.org//DTD OfficeDocument 1.0//EN'  'module.dtd'>
<script:module xmlns:script="http://openoffice.org/2000/script" script:name="Subs" script:language="StarBasic" script:moduleType="normal">Function FindVolatileSheet () as String
'	Version 10			Status	05.Jan.2018
'	adapted from EVN_alle		13.Okt.2019
' ----------------------------------------------------------------------

Dim oDocs As Object
dim ss as string,	smain as String,	antw as Integer
Kennnung_proforma = "autoISF_factors_proforma"
smain = ThisComponent.CurrentController.Frame.Title						' name of calling workbook

REM Load the included "Tools" library
GlobalScope.BasicLibraries.LoadLibrary("Tools")
oDocs = StarDesktop.getComponents().createEnumeration()
Do While oDocs.hasMoreElements()
	oDoc = oDocs.nextElement()											' mod V5: erst weiter unten je Workbook
	REM Ignore any component that is not a document.
	REM The IDE, for example
	ss =  GetDocumentType(oDoc)
	
	'Xray.Xray oDoc
	
	If HasUnoInterfaces(oDoc, "com.sun.star.frame.XModel") Then
	
		if ss = "scalc" then
			try_this = oDoc.CurrentController.Title	
			if 	   Instr(1,try_this, Kennnung_proforma) &lt;&gt; 1 then		' mod V5 &amp; V6a: avoid proposing itself
				antw = MsgBox (try_this, 4+256, "Is this your import data set?" )
				if antw = 1 or antw = 6 then
					goto Got_It
				endif
			endif
		endif
	End If
Loop

msgbox "Keine Eingabedatei geöffnet"
FindVolatileSheet = ""
exit function


Got_It:
'======
FindVolatileSheet = try_this
csvDoc   = oDoc
'aSheet = aDoc.Sheets.GetByName("Sheet1")
csvSheet = csvDoc.Sheets(0)
oURL = oDoc.URL

End Function

'===================================================================================

function get_rowCount(mSheet) as Integer
'----	count records in a sheet
aRow = 4
Do
	id	= mSheet.getCellRangeByName("B" &amp; aRow).String
	If id= "" 			Then
		Exit Do
	Endif
	aRow=aRow+1
Loop

get_rowCount = aRow-1
End Function

'===================================================================================

sub insertRow(mRows)
rem define variables
dim document   as object
dim dispatcher as object

rem get access to the document
document   = ThisComponent.CurrentController.Frame
dispatcher = createUnoService("com.sun.star.frame.DispatchHelper")

dim args3(0) as new com.sun.star.beans.PropertyValue
args3(0).Name = "ToPoint"
args3(0).Value = "$A$5:$A$"&amp; 4+mRows

dispatcher.executeDispatch(document, ".uno:GoToCell", "", 0, args3())

dim args4(0) as new com.sun.star.beans.PropertyValue
args4(0).Name = "Flags"
args4(0).Value = "R"

dispatcher.executeDispatch(document, ".uno:InsertCell", "", 0, args4())

end sub

'===================================================================================

sub deleteRow(mRows)
rem define variables
dim document   as object
dim dispatcher as object

rem get access to the document
document   = ThisComponent.CurrentController.Frame
dispatcher = createUnoService("com.sun.star.frame.DispatchHelper")

dim args1(0) as new com.sun.star.beans.PropertyValue
args1(0).Name = "ToPoint"
args1(0).Value = "$A$5:$A$" &amp; 4+mRows

dispatcher.executeDispatch(document, ".uno:GoToCell", "", 0, args1())

dim args2(0) as new com.sun.star.beans.PropertyValue
args2(0).Name = "Flags"
args2(0).Value = "R"

dispatcher.executeDispatch(document, ".uno:DeleteCell", "", 0, args2())

end sub


</script:module>
</file>

<file path=Basic/Standard/import_csv.xml><?xml version="1.0" encoding="utf-8"?>
<!DOCTYPE module  PUBLIC '-//OpenOffice.org//DTD OfficeDocument 1.0//EN'  'module.dtd'>
<script:module xmlns:script="http://openoffice.org/2000/script" script:name="import_csv" script:language="StarBasic" script:moduleType="normal">Global csvSheet as Object
Global oURL as String

Sub Import_emulator_csv

GlobalScope.BasicLibraries.loadLibrary("ScriptForge")

dim oDoc as object
set oDoc = CreateScriptService("Calc")
oDoc.Activate("your_title")
aSheet = ThisComponent.CurrentController.Frame.Controller.ActiveSheet

csvFile = FindVolatileSheet
If csvFile = ""	Then
	msgbox "no recognisable data set "
	exit sub
Endif
dim csvDoc as object
set csvDoc = CreateScriptService("SFDocuments.Calc", csvFile)

aMax	 = get_rowCount(aSheet)
csvMax	 = get_rowCount(csvSheet)
'msgBox "proforma sheet has " &amp; aMax &amp; " rows"
'msgBox "import sheet has " &amp; csvMax &amp; " rows"
	
if aMax &lt; csvMax		Then
	insertRow(csvMax-aMax)
elseif aMax &gt; csvMax	Then
	deleteRow(aMax-csvMax)
endif

'-----	copy the raw entries	---------------------
' see: https://help.libreoffice.org/7.2/en-US/text/sbasic/shared/03/sf_calc.html?&amp;DbPAR=BASIC&amp;System=UNIX#CopyToCell
copyRange = ".A4:AQ" &amp; csvMax
arrValues = csvDoc.GetValue("A4:AQ" &amp; csvMax)
oDoc.SetValue("your_title.A4:AQ" &amp; csvMax, arrValues)

'-----	rename tab "your_title" to &lt;CSV_file&gt;	-----
oDoc.RenameSheet("your_title", csvFile)
'set csvDoc = csvDoc.Dispose()

'-----	scale the time axes in the gaphs by default
oDoc.Activate("graphs")
UpdateTimeAxes

'-----	save it under new name in study folder?
antw = MsgBox ("Save your ""pretty-fied"" import data set to the study folder now?", 4+256, "Always protect your master proforma" )
if antw = 1 or antw = 6 then
	saveAsODS(oURL, csvFile)
endif

end sub

'===================================================================================

Sub UpdateTimeAxes()
' best help from
' https://ask.libreoffice.org/t/chart-macro-vba-to-libre-office/61596/2

oSheets = ThisComponent.getSheets()
aSheet = oSheets.getbyIndex(0)
gSheet =  oSheets.getbyName("graphs")
oCharts = gSheet.getCharts()
'
For i = 0 to 2
	oChart = oCharts.getbyIndex(i)
	oEmbeddedObject = oChart.getEmbeddedObject()	' Get Object in selected frame
	oDiagram = oEmbeddedObject.getDiagram()	' Get diagram from it
	oAxis = oDiagram.getXAxis()
	
	With oAxis
	    .Min = gSheet.getCellRangeByName("B75").Value
	    .Max = gSheet.getCellRangeByName("D75").Value
	    .StepMain = gSheet.getCellRangeByName("C75").Value
	end with
next i

End Sub

'===================================================================================

Sub saveAsODS(filepath, filename)
' see:	https://ask.libreoffice.org/t/how-to-save-as-a-spreadsheet-with-macro/53882/5
' and	https://help.libreoffice.org/6.2/en-US/text/sbasic/shared/03/lib_tools.html

Dim FilterNames(1,2) As String, sResult As String, sPath As String
	FilterNames(0,0) = "ODF Spreadsheet" : FilterNames(0,1) = "*.ods" : FilterNames(0,2) = "calc8"
	FilterNames(1,0) = "Any type" : 	FilterNames(1,1) = "*.*" : 	 FilterNames(1,2) = ""
	baseFilename =left(filename, len(filename)-3) &amp; "ods"
	sPath =left(filepath, len(filepath) - len(filename)) 	' ConvertToURL("C:\Users\mydocs\Desktop\")
	GlobalScope.BasicLibraries.LoadLibrary("Tools")
	sResult = StoreDocument(ThisComponent, FilterNames, baseFileName, sPath)
	If sResult = "" Then 
		MsgBox "File not saved", MB_ICONEXCLAMATION, "Error"
	EndIf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_recordings"/>
  <library:element library:name="import_csv"/>
  <library:element library:name="Sub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solid" draw:fill-color="#dddddd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60">
      <style:chart-properties chart:display-label="true" chart:logarithmic="false" chart:minimum="0.416666666666667" chart:maximum="0.541666666666667" chart:interval-major="0.0138888888888889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style:rotation-angle="9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/>
      <style:graphic-properties svg:stroke-width="0.2cm" svg:stroke-color="#83caff" draw:fill-color="#83caff"/>
      <style:text-properties style:text-position="0% 100%" fo:font-family="Arial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8.453cm" svg:height="12.617cm" xlink:href=".." xlink:type="simple" chart:class="chart:scatter" chart:style-name="ch1">
        <chart:title svg:x="17.621cm" svg:y="0.388cm" chart:style-name="ch2">
          <text:p>autoISF factors</text:p>
        </chart:title>
        <chart:legend chart:legend-position="end" svg:x="32.03cm" svg:y="0.397cm" style:legend-expansion="custom" svg:width="6.079cm" svg:height="7.223cm" style:legend-expansion-aspect-ratio="0.841617056624671" chart:style-name="ch3"/>
        <chart:plot-area chart:style-name="ch4" table:cell-range-address="your_title.B4:your_title.B36 your_title.AA1:your_title.AF36" chart:data-source-has-labels="row" svg:x="0.564cm" svg:y="0.251cm" svg:width="31.68cm" svg:height="11.298cm">
          <chart:coordinate-region svg:x="1.397cm" svg:y="0.45cm" svg:width="30.422cm" svg:height="10.452cm"/>
          <chart:axis chart:dimension="x" chart:name="primary-x" chart:style-name="ch5">
            <chart:title svg:x="17.661cm" svg:y="11.554cm" chart:style-name="ch6">
              <text:p>Time [UTC]</text:p>
            </chart:title>
          </chart:axis>
          <chart:axis chart:dimension="y" chart:name="primary-y" chart:style-name="ch7">
            <chart:title svg:x="0.228cm" svg:y="6.452cm" chart:style-name="ch8">
              <text:p>Factor</text:p>
            </chart:title>
            <chart:grid chart:style-name="ch9" chart:class="major"/>
          </chart:axis>
          <chart:series chart:style-name="ch10" chart:values-cell-range-address="your_title.AA4:your_title.AA36" chart:label-cell-address="your_title.AA1:your_title.AA3" chart:class="chart:scatter">
            <chart:domain table:cell-range-address="your_title.B4:your_title.B36"/>
            <chart:data-point chart:repeated="33"/>
          </chart:series>
          <chart:series chart:style-name="ch11" chart:values-cell-range-address="your_title.AB4:your_title.AB36" chart:label-cell-address="your_title.AB1:your_title.AB3" chart:class="chart:scatter">
            <chart:data-point chart:repeated="33"/>
          </chart:series>
          <chart:series chart:style-name="ch12" chart:values-cell-range-address="your_title.AC4:your_title.AC36" chart:label-cell-address="your_title.AC1:your_title.AC3" chart:class="chart:scatter">
            <chart:data-point chart:repeated="33"/>
          </chart:series>
          <chart:series chart:style-name="ch13" chart:values-cell-range-address="your_title.AD4:your_title.AD36" chart:label-cell-address="your_title.AD1:your_title.AD3" chart:class="chart:scatter">
            <chart:data-point chart:repeated="33"/>
          </chart:series>
          <chart:series chart:style-name="ch14" chart:values-cell-range-address="your_title.AE4:your_title.AE36" chart:label-cell-address="your_title.AE1:your_title.AE3" chart:class="chart:scatter">
            <chart:data-point chart:repeated="33"/>
          </chart:series>
          <chart:series chart:style-name="ch15" chart:values-cell-range-address="your_title.AF4:your_title.AF36" chart:label-cell-address="your_title.AF1:your_title.AF3" chart:class="chart:scatter">
            <chart:data-point chart:repeated="3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cce  ISF  emul</text:p>
                <text:list>
                  <text:list-item>
                    <text:p> acce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A1:your_title.AA3</svg:desc>
                </draw:g>
              </table:table-cell>
              <table:table-cell office:value-type="string">
                <text:p>  bg    ISF  emul</text:p>
                <text:list>
                  <text:list-item>
                    <text:p>  bg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B1:your_title.AB3</svg:desc>
                </draw:g>
              </table:table-cell>
              <table:table-cell office:value-type="string">
                <text:p>  pp    ISF  emul</text:p>
                <text:list>
                  <text:list-item>
                    <text:p>  pp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C1:your_title.AC3</svg:desc>
                </draw:g>
              </table:table-cell>
              <table:table-cell office:value-type="string">
                <text:p> delta  ISF  emul</text:p>
                <text:list>
                  <text:list-item>
                    <text:p> delta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D1:your_title.AD3</svg:desc>
                </draw:g>
              </table:table-cell>
              <table:table-cell office:value-type="string">
                <text:p> dura   ISF  emul</text:p>
                <text:list>
                  <text:list-item>
                    <text:p> dura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E1:your_title.AE3</svg:desc>
                </draw:g>
              </table:table-cell>
              <table:table-cell office:value-type="string">
                <text:p> final   ISF   emul</text:p>
                <text:list>
                  <text:list-item>
                    <text:p> final</text:p>
                  </text:list-item>
                  <text:list-item>
                    <text:p>  ISF </text:p>
                  </text:list-item>
                  <text:list-item>
                    <text:p> emul</text:p>
                  </text:list-item>
                </text:list>
                <draw:g>
                  <svg:desc>your_title.AF1:your_title.A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-0.1">
                <text:p>-0.1</text:p>
                <draw:g>
                  <svg:desc>your_title.AA4:your_title.AA36</svg:desc>
                </draw:g>
              </table:table-cell>
              <table:table-cell office:value-type="float" office:value="0.96">
                <text:p>0.96</text:p>
                <draw:g>
                  <svg:desc>your_title.AB4:your_title.AB36</svg:desc>
                </draw:g>
              </table:table-cell>
              <table:table-cell office:value-type="float" office:value="1">
                <text:p>1</text:p>
                <draw:g>
                  <svg:desc>your_title.AC4:your_title.AC36</svg:desc>
                </draw:g>
              </table:table-cell>
              <table:table-cell office:value-type="float" office:value="1">
                <text:p>1</text:p>
                <draw:g>
                  <svg:desc>your_title.AD4:your_title.AD36</svg:desc>
                </draw:g>
              </table:table-cell>
              <table:table-cell office:value-type="float" office:value="1">
                <text:p>1</text:p>
                <draw:g>
                  <svg:desc>your_title.AE4:your_title.AE36</svg:desc>
                </draw:g>
              </table:table-cell>
              <table:table-cell office:value-type="float" office:value="0.27">
                <text:p>0.27</text:p>
                <draw:g>
                  <svg:desc>your_title.AF4:your_title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.1">
                <text:p>1.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1.78">
                <text:p>1.78</text:p>
              </table:table-cell>
              <table:table-cell office:value-type="float" office:value="1.01">
                <text:p>1.01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0.55">
                <text:p>0.55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2">
                <text:p>0.450856481481482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1.26">
                <text:p>1.26</text:p>
              </table:table-cell>
              <table:table-cell office:value-type="float" office:value="1.01">
                <text:p>1.01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.06">
                <text:p>1.0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1.06">
                <text:p>1.0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1.65">
                <text:p>1.65</text:p>
              </table:table-cell>
              <table:table-cell office:value-type="float" office:value="1.02">
                <text:p>1.02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1.69">
                <text:p>1.69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1.28">
                <text:p>1.28</text:p>
              </table:table-cell>
              <table:table-cell office:value-type="float" office:value="1.06">
                <text:p>1.06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0.38">
                <text:p>0.3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0.5">
                <text:p>0.5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">
                <text:p>1.1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0.88">
                <text:p>0.8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6">
                <text:p>1.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0.77">
                <text:p>0.77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0.83">
                <text:p>0.83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1.22">
                <text:p>1.22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0.88">
                <text:p>0.8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.63">
                <text:p>1.6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-1.31">
                <text:p>-1.3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0.12">
                <text:p>0.12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60">
      <style:chart-properties chart:display-label="true" chart:logarithmic="false" chart:minimum="0.416666666666667" chart:maximum="0.541666666666667" chart:interval-major="0.0138888888888889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5cm" chart:symbol-height="0.35cm" chart:link-data-style-to-source="true" chart:label-position="right">
        <chart:symbol-image xlink:href="Pictures/10000001000000120000001239AAF255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 chart:label-position="right">
        <chart:symbol-image xlink:href="Pictures/100000010000000A0000000AA6FA3890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48cm" svg:height="9.004cm" xlink:href=".." xlink:type="simple" chart:class="chart:scatter" chart:style-name="ch1">
        <chart:subtitle svg:x="0cm" svg:y="0cm" chart:style-name="ch2">
          <text:p/>
        </chart:subtitle>
        <chart:legend chart:legend-position="end" svg:x="32.109cm" svg:y="0.617cm" style:legend-expansion="custom" svg:width="5.847cm" svg:height="1.82cm" style:legend-expansion-aspect-ratio="3.21263736263736" chart:style-name="ch3"/>
        <chart:plot-area chart:style-name="ch4" table:cell-range-address="your_title.B4:your_title.B36 your_title.E1:your_title.F36" chart:data-source-has-labels="row" svg:x="0.718cm" svg:y="0.327cm" svg:width="31.546cm" svg:height="8.638cm">
          <chart:coordinate-region svg:x="1.525cm" svg:y="0.526cm" svg:width="30.314cm" svg:height="7.792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our_title.F4:your_title.F36" chart:label-cell-address="your_title.F1:your_title.F3" chart:class="chart:scatter">
            <chart:domain table:cell-range-address="your_title.B4:your_title.B36"/>
            <chart:data-point chart:repeated="33"/>
          </chart:series>
          <chart:series chart:attached-axis="primary-y" chart:style-name="ch11" chart:values-cell-range-address="your_title.E4:your_title.E36" chart:label-cell-address="your_title.E1:your_title.E3" chart:class="chart:scatter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 bg  brake      </text:p>
                <text:list>
                  <text:list-item>
                    <text:p>  bg </text:p>
                  </text:list-item>
                  <text:list-item>
                    <text:p>brake</text:p>
                  </text:list-item>
                  <text:list-item>
                    <text:p>     </text:p>
                  </text:list-item>
                </text:list>
                <draw:g>
                  <svg:desc>your_title.F1:your_title.F3</svg:desc>
                </draw:g>
              </table:table-cell>
              <table:table-cell office:value-type="string">
                <text:p>  bg  accel      </text:p>
                <text:list>
                  <text:list-item>
                    <text:p>  bg </text:p>
                  </text:list-item>
                  <text:list-item>
                    <text:p>accel</text:p>
                  </text:list-item>
                  <text:list-item>
                    <text:p>     </text:p>
                  </text:list-item>
                </text:list>
                <draw:g>
                  <svg:desc>your_title.E1:your_titl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02">
                <text:p>102</text:p>
                <draw:g>
                  <svg:desc>your_title.F4:your_title.F36</svg:desc>
                </draw:g>
              </table:table-cell>
              <table:table-cell office:value-type="float" office:value="102">
                <text:p>102</text:p>
                <draw:g>
                  <svg:desc>your_title.E4:your_title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2">
                <text:p>0.450856481481482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60">
      <style:chart-properties chart:display-label="true" chart:logarithmic="false" chart:minimum="0.416666666666667" chart:maximum="0.541666666666667" chart:interval-major="0.0138888888888889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40" chart:reverse-direction="false" text:line-break="false" loext:try-staggering-first="false" chart:link-data-style-to-source="true" chart:axis-position="end"/>
      <style:graphic-properties svg:stroke-color="#b3b3b3"/>
      <style:text-properties fo:color="#7e0021"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ot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draw:stroke="dash" draw:stroke-dash="msLineDash_20_1" svg:stroke-width="0.08cm" svg:stroke-color="#729fcf" draw:fill-color="#729fcf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12cm" chart:symbol-height="0.212cm" chart:link-data-style-to-source="true" chart:label-position="right"/>
      <style:graphic-properties svg:stroke-width="0.08cm" svg:stroke-color="#158466" draw:fill-color="#158466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/>
      <style:graphic-properties svg:stroke-width="0.3cm" svg:stroke-color="#afd095" draw:fill-color="#afd095"/>
      <style:text-properties style:text-position="0% 100%" fo:font-family="Arial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8.953cm" svg:height="9.006cm" xlink:href=".." xlink:type="simple" chart:class="chart:scatter" chart:style-name="ch1">
        <chart:legend chart:legend-position="bottom" svg:x="33.049cm" svg:y="0.859cm" style:legend-expansion="custom" svg:width="5.824cm" svg:height="2.891cm" style:legend-expansion-aspect-ratio="2.01452784503632" chart:style-name="ch2"/>
        <chart:plot-area chart:style-name="ch3" table:cell-range-address="your_title.B4:your_title.B36 your_title.J1:your_title.J36 your_title.L1:your_title.N36 your_title.AK1:your_title.AK36 your_title.AO1:your_title.AO36" chart:data-source-has-labels="row" svg:x="0.859cm" svg:y="0.175cm" svg:width="31.845cm" svg:height="8.251cm">
          <chart:coordinate-region svg:x="1.48cm" svg:y="0.375cm" svg:width="30.416cm" svg:height="7.4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your_title.J4:your_title.J36" chart:label-cell-address="your_title.J1:your_title.J3" chart:class="chart:scatter">
            <chart:domain table:cell-range-address="your_title.B4:your_title.B36"/>
            <chart:data-point chart:repeated="33"/>
          </chart:series>
          <chart:series chart:attached-axis="primary-y" chart:style-name="ch9" chart:values-cell-range-address="your_title.L4:your_title.L36" chart:label-cell-address="your_title.L1:your_title.L3" chart:class="chart:scatter">
            <chart:data-point chart:repeated="33"/>
          </chart:series>
          <chart:series chart:attached-axis="primary-y" chart:style-name="ch10" chart:values-cell-range-address="your_title.N4:your_title.N36" chart:label-cell-address="your_title.N1:your_title.N3" chart:class="chart:scatter">
            <chart:data-point chart:repeated="33"/>
          </chart:series>
          <chart:series chart:attached-axis="primary-y" chart:style-name="ch11" chart:values-cell-range-address="your_title.M4:your_title.M36" chart:label-cell-address="your_title.M1:your_title.M3" chart:class="chart:scatter">
            <chart:data-point chart:repeated="33"/>
          </chart:series>
          <chart:series chart:attached-axis="primary-y" chart:style-name="ch12" chart:values-cell-range-address="your_title.AK4:your_title.AK36" chart:label-cell-address="your_title.AK1:your_title.AK3" chart:class="chart:scatter">
            <chart:data-point chart:repeated="33"/>
          </chart:series>
          <chart:series chart:attached-axis="primary-y" chart:style-name="ch13" chart:values-cell-range-address="your_title.AO4:your_title.AO36" chart:label-cell-address="your_title.AO1:your_title.AO3" chart:class="chart:scatter">
            <chart:data-point chart:repeated="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arget   high    emul </text:p>
                <text:list>
                  <text:list-item>
                    <text:p> target</text:p>
                  </text:list-item>
                  <text:list-item>
                    <text:p>  high </text:p>
                  </text:list-item>
                  <text:list-item>
                    <text:p>  emul </text:p>
                  </text:list-item>
                </text:list>
                <draw:g>
                  <svg:desc>your_title.J1:your_title.J3</svg:desc>
                </draw:g>
              </table:table-cell>
              <table:table-cell office:value-type="string">
                <text:p>               iob  </text:p>
                <text:list>
                  <text:list-item>
                    <text:p>      </text:p>
                  </text:list-item>
                  <text:list-item>
                    <text:p>      </text:p>
                  </text:list-item>
                  <text:list-item>
                    <text:p> iob  </text:p>
                  </text:list-item>
                </text:list>
                <draw:g>
                  <svg:desc>your_title.L1:your_title.L3</svg:desc>
                </draw:g>
              </table:table-cell>
              <table:table-cell office:value-type="string">
                <text:p>  tol.  iobTH  emul </text:p>
                <text:list>
                  <text:list-item>
                    <text:p>  tol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N1:your_title.N3</svg:desc>
                </draw:g>
              </table:table-cell>
              <table:table-cell office:value-type="string">
                <text:p>  eff.  iobTH  emul </text:p>
                <text:list>
                  <text:list-item>
                    <text:p>  eff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M1:your_title.M3</svg:desc>
                </draw:g>
              </table:table-cell>
              <table:table-cell office:value-type="string">
                <text:p> Ins.  Req.  emul</text:p>
                <text:list>
                  <text:list-item>
                    <text:p> Ins.</text:p>
                  </text:list-item>
                  <text:list-item>
                    <text:p> Req.</text:p>
                  </text:list-item>
                  <text:list-item>
                    <text:p> emul</text:p>
                  </text:list-item>
                </text:list>
                <draw:g>
                  <svg:desc>your_title.AK1:your_title.AK3</svg:desc>
                </draw:g>
              </table:table-cell>
              <table:table-cell office:value-type="string">
                <text:p>       SMB    emul </text:p>
                <text:list>
                  <text:list-item>
                    <text:p>     </text:p>
                  </text:list-item>
                  <text:list-item>
                    <text:p> SMB  </text:p>
                  </text:list-item>
                  <text:list-item>
                    <text:p> emul </text:p>
                  </text:list-item>
                </text:list>
                <draw:g>
                  <svg:desc>your_title.AO1:your_title.A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25">
                <text:p>125</text:p>
                <draw:g>
                  <svg:desc>your_title.J4:your_title.J36</svg:desc>
                </draw:g>
              </table:table-cell>
              <table:table-cell office:value-type="float" office:value="-0.42">
                <text:p>-0.42</text:p>
                <draw:g>
                  <svg:desc>your_title.L4:your_title.L36</svg:desc>
                </draw:g>
              </table:table-cell>
              <table:table-cell office:value-type="float" office:value="4.58">
                <text:p>4.58</text:p>
                <draw:g>
                  <svg:desc>your_title.N4:your_title.N36</svg:desc>
                </draw:g>
              </table:table-cell>
              <table:table-cell office:value-type="float" office:value="3.52">
                <text:p>3.52</text:p>
                <draw:g>
                  <svg:desc>your_title.M4:your_title.M36</svg:desc>
                </draw:g>
              </table:table-cell>
              <table:table-cell office:value-type="float" office:value="0">
                <text:p>0</text:p>
                <draw:g>
                  <svg:desc>your_title.AK4:your_title.AK36</svg:desc>
                </draw:g>
              </table:table-cell>
              <table:table-cell office:value-type="float" office:value="0">
                <text:p>0</text:p>
                <draw:g>
                  <svg:desc>your_title.AO4:your_title.A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25">
                <text:p>125</text:p>
              </table:table-cell>
              <table:table-cell office:value-type="float" office:value="-0.43">
                <text:p>-0.43</text:p>
              </table:table-cell>
              <table:table-cell office:value-type="float" office:value="4.58">
                <text:p>4.58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25">
                <text:p>125</text:p>
              </table:table-cell>
              <table:table-cell office:value-type="float" office:value="-0.44">
                <text:p>-0.44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25">
                <text:p>125</text:p>
              </table:table-cell>
              <table:table-cell office:value-type="float" office:value="-0.45">
                <text:p>-0.45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90">
                <text:p>90</text:p>
              </table:table-cell>
              <table:table-cell office:value-type="float" office:value="-0.4">
                <text:p>-0.4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0.88">
                <text:p>0.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90">
                <text:p>90</text:p>
              </table:table-cell>
              <table:table-cell office:value-type="float" office:value="0.46">
                <text:p>0.46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3.02">
                <text:p>3.0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90">
                <text:p>90</text:p>
              </table:table-cell>
              <table:table-cell office:value-type="float" office:value="3.13">
                <text:p>3.13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2">
                <text:p>0.450856481481482</text:p>
              </table:table-cell>
              <table:table-cell office:value-type="float" office:value="90">
                <text:p>90</text:p>
              </table:table-cell>
              <table:table-cell office:value-type="float" office:value="3.06">
                <text:p>3.06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90">
                <text:p>90</text:p>
              </table:table-cell>
              <table:table-cell office:value-type="float" office:value="2.92">
                <text:p>2.9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90">
                <text:p>90</text:p>
              </table:table-cell>
              <table:table-cell office:value-type="float" office:value="2.77">
                <text:p>2.7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90">
                <text:p>90</text:p>
              </table:table-cell>
              <table:table-cell office:value-type="float" office:value="2.61">
                <text:p>2.6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90">
                <text:p>90</text:p>
              </table:table-cell>
              <table:table-cell office:value-type="float" office:value="2.44">
                <text:p>2.4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90">
                <text:p>90</text:p>
              </table:table-cell>
              <table:table-cell office:value-type="float" office:value="2.27">
                <text:p>2.2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90">
                <text:p>90</text:p>
              </table:table-cell>
              <table:table-cell office:value-type="float" office:value="2.1">
                <text:p>2.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2.89">
                <text:p>2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74">
                <text:p>74</text:p>
              </table:table-cell>
              <table:table-cell office:value-type="float" office:value="3.89">
                <text:p>3.8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74">
                <text:p>74</text:p>
              </table:table-cell>
              <table:table-cell office:value-type="float" office:value="3.86">
                <text:p>3.86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74">
                <text:p>74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74">
                <text:p>74</text:p>
              </table:table-cell>
              <table:table-cell office:value-type="float" office:value="3.62">
                <text:p>3.62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74">
                <text:p>74</text:p>
              </table:table-cell>
              <table:table-cell office:value-type="float" office:value="3.39">
                <text:p>3.3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74">
                <text:p>74</text:p>
              </table:table-cell>
              <table:table-cell office:value-type="float" office:value="3.17">
                <text:p>3.17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90">
                <text:p>90</text:p>
              </table:table-cell>
              <table:table-cell office:value-type="float" office:value="2.94">
                <text:p>2.9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90">
                <text:p>90</text:p>
              </table:table-cell>
              <table:table-cell office:value-type="float" office:value="2.72">
                <text:p>2.7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29">
                <text:p>129</text:p>
              </table:table-cell>
              <table:table-cell office:value-type="float" office:value="2.52">
                <text:p>2.5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29">
                <text:p>129</text:p>
              </table:table-cell>
              <table:table-cell office:value-type="float" office:value="2.43">
                <text:p>2.43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29">
                <text:p>129</text:p>
              </table:table-cell>
              <table:table-cell office:value-type="float" office:value="2.29">
                <text:p>2.2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129">
                <text:p>129</text:p>
              </table:table-cell>
              <table:table-cell office:value-type="float" office:value="1.9">
                <text:p>1.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29">
                <text:p>129</text:p>
              </table:table-cell>
              <table:table-cell office:value-type="float" office:value="1.74">
                <text:p>1.74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29">
                <text:p>129</text:p>
              </table:table-cell>
              <table:table-cell office:value-type="float" office:value="1.59">
                <text:p>1.5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9">
                <text:p>129</text:p>
              </table:table-cell>
              <table:table-cell office:value-type="float" office:value="1.42">
                <text:p>1.42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29">
                <text:p>129</text:p>
              </table:table-cell>
              <table:table-cell office:value-type="float" office:value="1.26">
                <text:p>1.26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draw:stroke-dash draw:name="msLineDash_20_1" draw:display-name="msLineDash 1" draw:style="rect" draw:dots1="1" draw:dots1-length="187%" draw:distance="187%"/>
  </office:styles>
</office:document-styles>
</file>